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57a" officeooo:paragraph-rsid="000e157a"/>
    </style:style>
    <style:style style:name="P2" style:family="paragraph" style:parent-style-name="Standard">
      <style:text-properties officeooo:rsid="000e157a" officeooo:paragraph-rsid="000e157a"/>
    </style:style>
    <style:style style:name="P3" style:family="paragraph" style:parent-style-name="Standard">
      <style:text-properties officeooo:rsid="000f5350" officeooo:paragraph-rsid="000f5350"/>
    </style:style>
    <style:style style:name="P4" style:family="paragraph" style:parent-style-name="Standard">
      <style:text-properties officeooo:rsid="00113540" officeooo:paragraph-rsid="001135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ct skeleton tracking install and information</text:p>
      <text:p text:style-name="P1"/>
      <text:p text:style-name="P1"/>
      <text:p text:style-name="P1">Install ros openni package:</text:p>
      <text:p text:style-name="P1">sudo apt-get install ros-&lt;version&gt;-openni-launch</text:p>
      <text:p text:style-name="P1"/>
      <text:p text:style-name="P1">Info on running:</text:p>
      <text:p text:style-name="P1"><text:a xlink:type="simple" xlink:href="http://wiki.ros.org/openni_launch" text:style-name="Internet_20_link" text:visited-style-name="Visited_20_Internet_20_Link">http://wiki.ros.org/openni_launch</text:a></text:p>
      <text:p text:style-name="P1"/>
      <text:p text:style-name="P1"/>
      <text:p text:style-name="P1">For skeleton tracking clone this into catkin_ws</text:p>
      <text:p text:style-name="P1"><text:a xlink:type="simple" xlink:href="https://github.com/ros-drivers/openni_tracker" text:style-name="Internet_20_link" text:visited-style-name="Visited_20_Internet_20_Link">https://github.com/ros-drivers/openni_tracker</text:a></text:p>
      <text:p text:style-name="P1"/>
      <text:p text:style-name="P1">Install NITE 1.5 by cloning this into home and follow instructions:</text:p>
      <text:p text:style-name="P1"><text:a xlink:type="simple" xlink:href="https://github.com/arnaud-ramey/NITE-Bin-Dev-Linux-v1.5.2.23" text:style-name="Internet_20_link" text:visited-style-name="Visited_20_Internet_20_Link">https://github.com/arnaud-ramey/NITE-Bin-Dev-Linux-v1.5.2.23</text:a></text:p>
      <text:p text:style-name="P1"/>
      <text:p text:style-name="P1"/>
      <text:p text:style-name="P1"/>
      <text:p text:style-name="P1"/>
      <text:p text:style-name="P1"><text:a xlink:type="simple" xlink:href="https://groups.google.com/g/ros-by-example/c/cPVGgHHWtEU/m/7E3gOIY1EgAJ" text:style-name="Internet_20_link" text:visited-style-name="Visited_20_Internet_20_Link">https://groups.google.com/g/ros-by-example/c/cPVGgHHWtEU/m/7E3gOIY1EgAJ</text:a></text:p>
      <text:p text:style-name="P1"/>
      <text:p text:style-name="P1"/>
      <text:p text:style-name="P3">Launch camera with frames:</text:p>
      <text:p text:style-name="P4">roslaunch openni_launch openni.launch</text:p>
      <text:p text:style-name="P1">roslaunch freenect_launch freenect.launch</text:p>
      <text:p text:style-name="P1"/>
      <text:p text:style-name="P3">launch skeleton tracking:</text:p>
      <text:p text:style-name="P1">rosrun openni_tracker openni_track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1:51:38.663211714</meta:creation-date>
    <dc:date>2021-04-13T16:55:43.408654571</dc:date>
    <meta:editing-duration>PT1H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55" meta:character-count="627" meta:non-whitespace-character-count="587"/>
  </office:meta>
</office:document-meta>
</file>